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f93b7"/>
    </style:style>
    <style:style style:name="P2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background-color="transparent"/>
      <style:text-properties officeooo:paragraph-rsid="000f93b7"/>
    </style:style>
    <style:style style:name="P3" style:family="paragraph" style:parent-style-name="Text_20_body" style:list-style-name="L1">
      <loext:graphic-properties draw:fill="none" draw:fill-color="#ffffff"/>
      <style:paragraph-properties fo:background-color="transparent"/>
      <style:text-properties officeooo:paragraph-rsid="000f93b7"/>
    </style:style>
    <style:style style:name="P4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background-color="transparent"/>
      <style:text-properties fo:color="#000000" loext:opacity="100%" officeooo:paragraph-rsid="000f93b7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background-color="transparent" loext:char-shading-value="0"/>
    </style:style>
    <style:style style:name="T3" style:family="text">
      <style:text-properties fo:color="#000000" loext:opacity="100%" officeooo:rsid="00170975"/>
    </style:style>
    <style:style style:name="T4" style:family="text">
      <style:text-properties officeooo:rsid="0017097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2">Add to Cart</text:span></text:span><text:span text:style-name="T1">:</text:span></text:p>
      <text:list xml:id="list3924153504" text:style-name="L1">
        <text:list-item>
          <text:p text:style-name="P2"><text:span text:style-name="Strong_20_Emphasis"><text:span text:style-name="T2">Steps</text:span></text:span><text:span text:style-name="T1">: </text:span></text:p>
          <text:list>
            <text:list-item>
              <text:p text:style-name="P4">Navigate to a “<text:span text:style-name="T4">Sklep” tab</text:span></text:p>
            </text:list-item>
            <text:list-item>
              <text:p text:style-name="P4">Select the desired product</text:p>
            </text:list-item>
            <text:list-item>
              <text:p text:style-name="P4">Click “<text:span text:style-name="T4">Dodaj do koszyka</text:span>” </text:p>
            </text:list-item>
          </text:list>
        </text:list-item>
        <text:list-item>
          <text:p text:style-name="P3"><text:span text:style-name="Strong_20_Emphasis"><text:span text:style-name="T2">Expected Result</text:span></text:span><text:span text:style-name="T1">: The product is added to the car. </text:span><text:span text:style-name="T3">You should see the next button “Zobacz koszyk”<text:line-break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08:26:10.558593651</meta:creation-date>
    <dc:date>2025-01-16T08:27:25.591939949</dc:date>
    <meta:editing-duration>PT44S</meta:editing-duration>
    <meta:editing-cycles>1</meta:editing-cycles>
    <meta:document-statistic meta:table-count="0" meta:image-count="0" meta:object-count="0" meta:page-count="1" meta:paragraph-count="6" meta:word-count="39" meta:character-count="200" meta:non-whitespace-character-count="169"/>
    <meta:generator>LibreOffice/7.3.7.2$Linux_X86_64 LibreOffice_project/30$Build-2</meta:generator>
  </office:meta>
</office:document-meta>
</file>